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69f"/>
    </style:style>
    <style:style style:name="P2" style:family="paragraph" style:parent-style-name="Standard">
      <style:text-properties officeooo:rsid="0018c69f" officeooo:paragraph-rsid="0018c69f"/>
    </style:style>
    <style:style style:name="P3" style:family="paragraph" style:parent-style-name="Standard">
      <style:paragraph-properties fo:text-align="center" style:justify-single-word="false"/>
      <style:text-properties officeooo:rsid="0018c69f" officeooo:paragraph-rsid="0018c69f"/>
    </style:style>
    <style:style style:name="P4" style:family="paragraph" style:parent-style-name="Standard">
      <style:text-properties fo:color="#000000" style:font-name="Lucida Console" fo:font-size="9pt" style:font-size-asian="9pt" fo:background-color="#ffffff"/>
    </style:style>
    <style:style style:name="P5" style:family="paragraph" style:parent-style-name="Standard">
      <style:text-properties fo:color="#000000" style:font-name="Courier New" fo:font-size="9pt" fo:font-style="italic" officeooo:rsid="0018c69f" officeooo:paragraph-rsid="0018c69f" style:font-size-asian="9pt" style:font-style-asian="italic" style:font-style-complex="italic" fo:background-color="#ffffff"/>
    </style:style>
    <style:style style:name="T1" style:family="text">
      <style:text-properties fo:color="#00bf00" style:font-name="Lucida Console" fo:font-size="9pt" style:font-size-asian="9pt" fo:background-color="#ffffff"/>
    </style:style>
    <style:style style:name="T2" style:family="text">
      <style:text-properties fo:color="#bf00bf" style:font-name="Lucida Console" fo:font-size="9pt" style:font-size-asian="9pt" fo:background-color="#ffffff"/>
    </style:style>
    <style:style style:name="T3" style:family="text">
      <style:text-properties fo:color="#bfbf00" style:font-name="Lucida Console" fo:font-size="9pt" style:font-size-asian="9pt" fo:background-color="#ffffff"/>
    </style:style>
    <style:style style:name="T4" style:family="text">
      <style:text-properties fo:color="#000000" style:font-name="Lucida Console" fo:font-size="9pt" style:font-size-asian="9pt" fo:background-color="#ffffff"/>
    </style:style>
    <style:style style:name="T5" style:family="text">
      <style:text-properties fo:color="#000000" style:font-name="Lucida Console" fo:font-size="9pt" officeooo:rsid="0018c69f" style:font-size-asian="9pt" fo:background-color="#ffffff"/>
    </style:style>
    <style:style style:name="T6" style:family="text">
      <style:text-properties fo:color="#00bfbf" style:font-name="Lucida Console" fo:font-size="9pt" style:font-size-asian="9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émo git</text:p>
      <text:p text:style-name="P2"/>
      <text:p text:style-name="P2"/>
      <text:p text:style-name="Standard"><text:span text:style-name="T1">Noël Marais@boutique </text:span><text:span text:style-name="T2">MINGW32 </text:span><text:span text:style-name="T3">~</text:span></text:p>
      <text:p text:style-name="Standard"><text:span text:style-name="T4">$ cd fret</text:span></text:p>
      <text:p text:style-name="Standard"><text:span text:style-name="T4">bash: cd: fret: No such file or directory</text:span></text:p>
      <text:p text:style-name="P4"/>
      <text:p text:style-name="P5">Je se déplace dans le dossier imagedutemps</text:p>
      <text:p text:style-name="Standard"><text:span text:style-name="T1">Noël Marais@boutique </text:span><text:span text:style-name="T2">MINGW32 </text:span><text:span text:style-name="T3">~</text:span></text:p>
      <text:p text:style-name="Standard"><text:span text:style-name="T4">$ cd imagedutemps</text:span></text:p>
      <text:p text:style-name="P4"/>
      <text:p text:style-name="Standard"><text:span text:style-name="T1">Noël Marais@boutique </text:span><text:span text:style-name="T2">MINGW32 </text:span><text:span text:style-name="T3">~/imagedutemps</text:span><text:span text:style-name="T6"> (master|MERGING)</text:span></text:p>
      <text:p text:style-name="Standard"><text:span text:style-name="T4">$</text:span></text:p>
      <text:p text:style-name="P5">Création du dossier PDOexemple</text:p>
      <text:p text:style-name="Standard"><text:span text:style-name="T1">Noël Marais@boutique </text:span><text:span text:style-name="T2">MINGW32 </text:span><text:span text:style-name="T3">~/imagedutemps</text:span><text:span text:style-name="T6"> (master|MERGING)</text:span></text:p>
      <text:p text:style-name="Standard"><text:span text:style-name="T4">$ mkdir PDOexemple</text:span></text:p>
      <text:p text:style-name="P4"/>
      <text:p text:style-name="P5">Je me déplace dans le dosseir PDOexemple</text:p>
      <text:p text:style-name="Standard"><text:span text:style-name="T1">Noël Marais@boutique </text:span><text:span text:style-name="T2">MINGW32 </text:span><text:span text:style-name="T3">~/imagedutemps</text:span><text:span text:style-name="T6"> (master|MERGING)</text:span></text:p>
      <text:p text:style-name="Standard"><text:span text:style-name="T4">$ cd PDOexemple</text:span></text:p>
      <text:p text:style-name="P4"/>
      <text:p text:style-name="P5">Création du dossier archive dans PDOexemple</text:p>
      <text:p text:style-name="Standard"><text:span text:style-name="T1">Noël Marais@boutique </text:span><text:span text:style-name="T2">MINGW32 </text:span><text:span text:style-name="T3">~/imagedutemps/PDOexemple</text:span><text:span text:style-name="T6"> (master|MERGING)</text:span></text:p>
      <text:p text:style-name="Standard"><text:span text:style-name="T4">$ mkdir archive</text:span></text:p>
      <text:p text:style-name="P4"/>
      <text:p text:style-name="P5">retour à la racine</text:p>
      <text:p text:style-name="Standard"><text:span text:style-name="T1">Noël Marais@boutique </text:span><text:span text:style-name="T2">MINGW32 </text:span><text:span text:style-name="T3">~/imagedutemps/PDOexemple</text:span><text:span text:style-name="T6"> (master|MERGING)</text:span></text:p>
      <text:p text:style-name="Standard"><text:span text:style-name="T4">$ cd</text:span></text:p>
      <text:p text:style-name="P4"/>
      <text:p text:style-name="Standard"><text:span text:style-name="T1">Noël Marais@boutique </text:span><text:span text:style-name="T2">MINGW32 </text:span><text:span text:style-name="T3">~</text:span></text:p>
      <text:p text:style-name="Standard"><text:span text:style-name="T4">$ cd imagedutemps</text:span></text:p>
      <text:p text:style-name="P4"/>
      <text:p text:style-name="P5">J’ajoute tous les fichier au repo add *</text:p>
      <text:p text:style-name="Standard"><text:span text:style-name="T1">Noël Marais@boutique </text:span><text:span text:style-name="T2">MINGW32 </text:span><text:span text:style-name="T3">~/imagedutemps</text:span><text:span text:style-name="T6"> (master|MERGING)</text:span></text:p>
      <text:p text:style-name="Standard"><text:span text:style-name="T4">$ git add *</text:span></text:p>
      <text:p text:style-name="P4"/>
      <text:p text:style-name="P5">Je le commit avec un message</text:p>
      <text:p text:style-name="Standard"><text:span text:style-name="T1">Noël Marais@boutique </text:span><text:span text:style-name="T2">MINGW32 </text:span><text:span text:style-name="T3">~/imagedutemps</text:span><text:span text:style-name="T6"> (master|MERGING)</text:span></text:p>
      <text:p text:style-name="Standard"><text:span text:style-name="T4">$ git commit -m "1ère version"</text:span></text:p>
      <text:p text:style-name="Standard"><text:span text:style-name="T4">[master f894a00] 1ère version</text:span></text:p>
      <text:p text:style-name="P4"/>
      <text:p text:style-name="P5">Je pousse le tout sur le serveur</text:p>
      <text:p text:style-name="Standard"><text:span text:style-name="T1">Noël Marais@boutique </text:span><text:span text:style-name="T2">MINGW32 </text:span><text:span text:style-name="T3">~/imagedutemps</text:span><text:span text:style-name="T6"> (master)</text:span></text:p>
      <text:p text:style-name="Standard"><text:span text:style-name="T4">$ git push</text:span></text:p>
      <text:p text:style-name="Standard"><text:span text:style-name="T4">Counting objects: 21, done.</text:span></text:p>
      <text:p text:style-name="Standard"><text:span text:style-name="T4">Delta compression using up to 4 threads.</text:span></text:p>
      <text:p text:style-name="Standard"><text:span text:style-name="T4">Compressing objects: 100% (21/21), done.</text:span></text:p>
      <text:p text:style-name="Standard"><text:span text:style-name="T4">Writing objects: 100% (21/21), 95.58 KiB | 15.93 MiB/s, done.</text:span></text:p>
      <text:p text:style-name="Standard"><text:span text:style-name="T4">Total 21 (delta 5), reused 0 (delta 0)</text:span></text:p>
      <text:p text:style-name="Standard"><text:span text:style-name="T4">remote: Resolving deltas: 100% (5/5), completed with 1 local object.</text:span></text:p>
      <text:p text:style-name="Standard"><text:span text:style-name="T4">To https://github.com/CreationOQP/imagedutemps.git</text:span></text:p>
      <text:p text:style-name="Standard"><text:span text:style-name="T4"><text:s text:c="3"/>2fca45a..f894a00 <text:s/>master -&gt; master</text:span></text:p>
      <text:p text:style-name="P4"/>
      <text:p text:style-name="Standard"><text:span text:style-name="T1">Noël Marais@boutique </text:span><text:span text:style-name="T2">MINGW32 </text:span><text:span text:style-name="T3">~/imagedutemps</text:span><text:span text:style-name="T6"> (master)</text:span></text:p>
      <text:p text:style-name="Standard"><text:span text:style-name="T4">$ </text:span><text:span text:style-name="T5">exit</text:span></text:p>
      <text:p text:style-name="P4"/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0:40:44.952000000</meta:creation-date>
    <dc:date>2018-03-22T20:46:56.763000000</dc:date>
    <meta:editing-duration>PT6M12S</meta:editing-duration>
    <meta:editing-cycles>1</meta:editing-cycles>
    <meta:document-statistic meta:table-count="0" meta:image-count="0" meta:object-count="0" meta:page-count="1" meta:paragraph-count="43" meta:word-count="206" meta:character-count="1500" meta:non-whitespace-character-count="1333"/>
    <meta:generator>LibreOffice/6.0.1.1$Windows_x86 LibreOffice_project/60bfb1526849283ce2491346ed2aa51c465abfe6</meta:generator>
  </office:meta>
</office:document-meta>
</file>